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Georgia" svg:font-family="Georg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00%" fo:orphans="2" fo:widows="2" fo:break-before="auto" fo:break-after="auto" style:writing-mode="lr-tb"/>
    </style:style>
    <style:style style:name="P2" style:family="paragraph" style:parent-style-name="Standard">
      <style:paragraph-properties fo:line-height="100%" fo:orphans="2" fo:widows="2" fo:break-before="auto" fo:break-after="auto" style:writing-mode="lr-tb"/>
      <style:text-properties fo:color="#000000" style:font-name="Arial" fo:font-size="11pt" style:font-name-asian="Arial" style:font-size-asian="11pt" style:font-name-complex="Arial" style:font-size-complex="11pt"/>
    </style:style>
    <style:style style:name="P3" style:family="paragraph" style:parent-style-name="Standard">
      <style:paragraph-properties fo:margin-left="0.318cm" fo:margin-right="0cm" fo:line-height="100%" fo:orphans="2" fo:widows="2" fo:text-indent="0cm" style:auto-text-indent="false" fo:break-before="auto" fo:break-after="auto" style:writing-mode="lr-tb"/>
      <style:text-properties fo:color="#000000" style:font-name="Arial" fo:font-size="14pt" fo:font-weight="bold" style:font-name-asian="Arial" style:font-size-asian="14pt" style:font-weight-asian="bold" style:font-name-complex="Arial" style:font-size-complex="14pt" style:font-weight-complex="bold"/>
    </style:style>
    <style:style style:name="P4" style:family="paragraph" style:parent-style-name="Standard" style:master-page-name="Standard">
      <style:paragraph-properties fo:line-height="115%" fo:orphans="2" fo:widows="2" style:page-number="auto" fo:break-before="auto" fo:break-after="auto" fo:keep-with-next="always" style:writing-mode="lr-tb"/>
    </style:style>
    <style:style style:name="P5" style:family="paragraph" style:parent-style-name="Standard">
      <style:paragraph-properties fo:line-height="100%" fo:orphans="2" fo:widows="2" fo:break-before="auto" fo:break-after="auto" style:writing-mode="lr-tb"/>
      <style:text-properties fo:font-size="11pt" style:font-size-asian="11pt" style:font-size-complex="11pt"/>
    </style:style>
    <style:style style:name="T1"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2" style:family="text">
      <style:text-properties fo:color="#000000" style:font-name="Arial" fo:font-size="11pt" fo:font-weight="bold" style:font-name-asian="Arial" style:font-size-asian="11pt" style:font-weight-asian="bold" style:font-name-complex="Arial" style:font-size-complex="11pt" style:font-weight-complex="bold"/>
    </style:style>
    <style:style style:name="T3" style:family="text">
      <style:text-properties fo:color="#000000" style:font-name="Arial" fo:font-size="11pt" style:font-name-asian="Arial" style:font-size-asian="11pt" style:font-name-complex="Arial" style:font-size-complex="11pt"/>
    </style:style>
    <style:style style:name="T4"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5" style:family="text">
      <style:text-properties fo:color="#000000" style:font-name="Arial" fo:font-weight="bold" style:font-name-asian="Arial" style:font-weight-asian="bold" style:font-name-complex="Arial" style:font-weight-complex="bold"/>
    </style:style>
    <style:style style:name="T6" style:family="text">
      <style:text-properties fo:color="#000000" style:font-name="Arial" style:font-name-asian="Arial" style:font-name-complex="Arial"/>
    </style:style>
    <style:style style:name="T7" style:family="text">
      <style:text-properties fo:color="#000000" style:font-name="Arial" fo:font-weight="normal" style:font-name-asian="Arial" style:font-weight-asian="normal" style:font-name-complex="Arial" style:font-weight-complex="normal"/>
    </style:style>
    <style:style style:name="T8"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font-name-asian="Arial" style:font-style-asian="normal" style:font-weight-asian="normal" style:font-name-complex="Ari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id.gjdgxs"/><text:span text:style-name="T1">Relatório</text:span><text:span text:style-name="T1"> </text:span><text:span text:style-name="T1">de</text:span><text:span text:style-name="T1"> </text:span><text:span text:style-name="T1">Revisão</text:span></text:p>
      <text:p text:style-name="P3"/>
      <text:p text:style-name="P5"><text:span text:style-name="T5">Mudança revisada</text:span><text:span text:style-name="T6">: Issue #32 do GitHub.</text:span></text:p>
      <text:p text:style-name="P2"/>
      <text:p text:style-name="P5"><text:span text:style-name="T5">Implementação do Processo: </text:span><text:span text:style-name="T7">Segundo a rastreabilidade, o processo de solicitação e de aprovação foi feito de acordo.</text:span></text:p>
      <text:p text:style-name="P2"/>
      <text:p text:style-name="P1"><text:span text:style-name="T2">Requisitos de Mudança: </text:span><text:span text:style-name="Default_20_Paragraph_20_Font"><text:span text:style-name="T8">As alterações relacionadas as páginas de cadastro de funcionários, as anotações de validação na entidade Funcionario e ao FuncionarioController são necessárias para adequar a funcionalidade de cadastrar funcionários, antes usada como apoio às funcionalidades do segundo sprint, ao caso de uso de manter cadastro de funcionários atribuído ao terceiro sprint. Já as alterações no login controller são necessárias para implementar o login de admin para acesso às funções restritas do administrador, que seria o cadastro, alteração e exclusão de outros funcionários.</text:span></text:span></text:p>
      <text:p text:style-name="P2"/>
      <text:p text:style-name="P5"><text:span text:style-name="T5">Testabilidade</text:span><text:span text:style-name="T6">: Os casos de teste referenciados utilizando a ferramenta Selenium foram executados, e não foram encontradas discrepâncias quanto a sua implementação.</text:span></text:p>
      <text:p text:style-name="P2"/>
      <text:p text:style-name="P5"><text:span text:style-name="T5">Conformidade</text:span><text:span text:style-name="T6">: A mudança foi feita de acordo com o que estava definido no processo, com a testabilidade aprovada.</text:span></text:p>
      <text:p text:style-name="P2"/>
      <text:p text:style-name="P5"><text:span text:style-name="T5">Documentação</text:span><text:span text:style-name="T6">: </text:span><text:span text:style-name="T6">A documentação referenciada foi alterada conforme o necessário.</text:span></text:p>
      <text:p text:style-name="P2"/>
      <text:p text:style-name="P5"><text:span text:style-name="T5">Resultado de Auditoria: </text:span><text:span text:style-name="T7">O código está presente e compilável como previsto.</text:span></text:p>
      <text:p text:style-name="P2"/>
      <text:p text:style-name="P5"><text:span text:style-name="T5">Aprovação da implementação da mudança:</text:span><text:span text:style-name="T7"> Mudança foi aprovada e implementada conforme o dev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Georgia" svg:font-family="Georg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line-height="100%" fo:keep-together="always" fo:break-before="auto" fo:break-after="auto" fo:keep-with-next="always" style:writing-mode="lr-tb"/>
      <style:text-properties style:font-name="Arial" fo:font-size="36pt" fo:font-weight="bold" style:font-name-asian="ＭＳ 明朝" style:font-size-asian="36pt" style:font-weight-asian="bold" style:font-name-complex="Tahoma"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line-height="100%" fo:keep-together="always" fo:break-before="auto" fo:break-after="auto" fo:keep-with-next="always"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776cm" fo:margin-bottom="0.423cm" fo:line-height="115%" fo:break-before="auto" fo:break-after="auto" style:writing-mode="lr-tb"/>
      <style:text-properties fo:color="#000000" style:font-name="Trebuchet MS" fo:font-size="16pt" fo:font-style="normal" fo:font-weight="bold" style:font-name-asian="Trebuchet MS" style:font-size-asian="16pt" style:font-style-asian="normal" style:font-weight-asian="bold" style:font-name-complex="Trebuchet MS" style:font-size-complex="16pt" style:font-style-complex="normal" style:font-weight-complex="bold"/>
    </style:style>
    <style:style style:name="Heading_20_2" style:display-name="Heading 2" style:family="paragraph" style:parent-style-name="Standard" style:class="text">
      <style:paragraph-properties fo:margin-top="0.75cm" fo:margin-bottom="0.397cm" fo:line-height="115%" fo:break-before="auto" fo:break-after="auto" style:writing-mode="lr-tb"/>
      <style:text-properties fo:color="#000000"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Heading_20_3" style:display-name="Heading 3" style:family="paragraph" style:parent-style-name="Standard" style:class="text">
      <style:paragraph-properties fo:margin-top="0.706cm" fo:margin-bottom="0.423cm" fo:line-height="115%" fo:break-before="auto" fo:break-after="auto" style:writing-mode="lr-tb"/>
      <style:text-properties fo:color="#666666" style:font-name="Trebuchet MS" fo:font-size="12pt" fo:font-style="normal" fo:font-weight="bold" style:font-name-asian="Trebuchet MS" style:font-size-asian="12pt" style:font-style-asian="normal" style:font-weight-asian="bold" style:font-name-complex="Trebuchet MS" style:font-size-complex="12pt" style:font-style-complex="normal" style:font-weight-complex="bold"/>
    </style:style>
    <style:style style:name="Heading_20_4" style:display-name="Heading 4" style:family="paragraph" style:parent-style-name="Standard" style:class="text">
      <style:paragraph-properties fo:margin-top="0.732cm" fo:margin-bottom="0.45cm" fo:line-height="115%" fo:break-before="auto" fo:break-after="auto" style:writing-mode="lr-tb"/>
      <style:text-properties fo:color="#666666" style:font-name="Trebuchet MS" fo:font-size="11pt" fo:font-style="normal" style:text-underline-style="solid" style:text-underline-width="auto" style:text-underline-color="font-color" fo:font-weight="bold" style:font-name-asian="Trebuchet MS" style:font-size-asian="11pt" style:font-style-asian="normal" style:font-weight-asian="bold" style:font-name-complex="Trebuchet MS" style:font-size-complex="11pt" style:font-style-complex="normal" style:font-weight-complex="bold"/>
    </style:style>
    <style:style style:name="Heading_20_5" style:display-name="Heading 5" style:family="paragraph" style:parent-style-name="Standard" style:class="text">
      <style:paragraph-properties fo:margin-top="0.732cm" fo:margin-bottom="0.45cm" fo:line-height="115%" fo:break-before="auto" fo:break-after="auto" style:writing-mode="lr-tb"/>
      <style:text-properties fo:color="#666666" style:font-name="Trebuchet MS" fo:font-size="11pt" fo:font-style="normal" fo:font-weight="bold" style:font-name-asian="Trebuchet MS" style:font-size-asian="11pt" style:font-style-asian="normal" style:font-weight-asian="bold" style:font-name-complex="Trebuchet MS" style:font-size-complex="11pt" style:font-style-complex="normal" style:font-weight-complex="bold"/>
    </style:style>
    <style:style style:name="Heading_20_6" style:display-name="Heading 6" style:family="paragraph" style:parent-style-name="Standard" style:class="text">
      <style:paragraph-properties fo:margin-top="0.917cm" fo:margin-bottom="0.635cm" fo:line-height="115%" fo:break-before="auto" fo:break-after="auto" style:writing-mode="lr-tb"/>
      <style:text-properties fo:color="#666666" style:font-name="Trebuchet MS" fo:font-size="11pt" fo:font-style="italic" fo:font-weight="bold" style:font-name-asian="Trebuchet MS" style:font-size-asian="11pt" style:font-style-asian="italic" style:font-weight-asian="bold" style:font-name-complex="Trebuchet MS" style:font-size-complex="11pt" style:font-style-complex="italic"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6.67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6</meta:editing-cycles>
    <dc:date>2015-07-02T16:35:40.88</dc:date>
    <meta:editing-duration>PT4M11S</meta:editing-duration>
    <meta:document-statistic meta:table-count="0" meta:image-count="0" meta:object-count="0" meta:page-count="1" meta:paragraph-count="9" meta:word-count="182" meta:character-count="1277"/>
  </office:meta>
</office:document-meta>
</file>